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paragraph-properties fo:line-height="150%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P16" style:parent-style-name="Normal" style:family="paragraph">
      <style:paragraph-properties fo:line-height="150%"/>
      <style:text-properties style:font-name="Times New Roman" style:font-name-complex="Times New Roman"/>
    </style:style>
    <style:style style:name="P17" style:parent-style-name="Normal" style:family="paragraph">
      <style:paragraph-properties fo:line-height="150%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Adding content in the empty files.</text:h>
      <text:p text:style-name="P2"/>
      <text:p text:style-name="P3"><text:span text:style-name="T4">Empty files include become partner file and about file. Find<text:s/></text:span><text:span text:style-name="T5">about.html</text:span><text:span text:style-name="T6"><text:s/>file in the folder I shared.<text:s/></text:span></text:p>
      <text:p text:style-name="P7"><text:span text:style-name="T8">Within the<text:s/></text:span><text:span text:style-name="T9">&lt;body&gt;&lt;/body&gt;</text:span><text:span text:style-name="T10"><text:s/>tag add the markup you would like to appear on your web page. Each tag you add has various attributes such as a class or and id. Use the class attribute to style the respective tag in<text:s/></text:span><text:span text:style-name="T11">about.css</text:span><text:span text:style-name="T12"><text:s/></text:span><text:span text:style-name="T13">file within the<text:s/></text:span><text:span text:style-name="T14">CSS</text:span><text:span text:style-name="T15"><text:s/>folder.</text:span></text:p>
      <text:p text:style-name="P16"/>
      <text:p text:style-name="P17"><text:span text:style-name="T18">Become a partner file works the same find<text:s/></text:span><text:span text:style-name="T19">become_partner.html</text:span><text:span text:style-name="T20"><text:s/></text:span><text:span text:style-name="T21">and it’s respective CSS file in CSS folder,<text:s/></text:span><text:span text:style-name="T22">bpartner.css</text:span><text:span text:style-name="T23">.<text:s/></text:span><text:span text:style-name="T24">Follow the same procedure as in about.html described abov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Times New Roman" style:font-name-asian="Times New Roman" style:font-name-complex="Mangal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Mangal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</dc:creator>
    <meta:creation-date>2020-08-24T21:38:00Z</meta:creation-date>
    <dc:date>2020-09-05T08:15:00Z</dc:date>
    <meta:template xlink:href="Normal" xlink:type="simple"/>
    <meta:editing-cycles>3</meta:editing-cycles>
    <meta:editing-duration>PT4260S</meta:editing-duration>
    <meta:document-statistic meta:page-count="1" meta:paragraph-count="1" meta:word-count="84" meta:character-count="565" meta:row-count="4" meta:non-whitespace-character-count="482"/>
  </office:meta>
</office:document-meta>
</file>